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eatures to Add:</text:h>
      <text:list text:style-name="L1">
        <text:list-item>
          <text:p text:style-name="P1"><text:span text:style-name="Strong_20_Emphasis">Historical Context and Stories:</text:span></text:p>
          <text:list>
            <text:list-item>
              <text:p text:style-name="P2"><text:span text:style-name="Strong_20_Emphasis">Feature:</text:span> Each heritage site can have historical descriptions, local myths, or interesting facts that tell the story of the place.</text:p>
            </text:list-item>
            <text:list-item>
              <text:p text:style-name="P2"><text:span text:style-name="Strong_20_Emphasis">Impact:</text:span> This provides users with a deeper connection to the sites, beyond just directions and location.</text:p>
            </text:list-item>
          </text:list>
        </text:list-item>
        <text:list-item>
          <text:p text:style-name="P1"><text:span text:style-name="Strong_20_Emphasis">User-Generated Content (Reviews, Photos, and Stories):</text:span></text:p>
          <text:list>
            <text:list-item>
              <text:p text:style-name="P2"><text:span text:style-name="Strong_20_Emphasis">Feature:</text:span> Allow users to upload photos, share their stories or reviews of the places they've visited.</text:p>
            </text:list-item>
            <text:list-item>
              <text:p text:style-name="P2"><text:span text:style-name="Strong_20_Emphasis">Impact:</text:span> Adds a personal and community aspect to the website, making it more engaging.</text:p>
            </text:list-item>
          </text:list>
        </text:list-item>
        <text:list-item>
          <text:p text:style-name="P1"><text:span text:style-name="Strong_20_Emphasis">AR Integration for Site Exploration:</text:span></text:p>
          <text:list>
            <text:list-item>
              <text:p text:style-name="P2"><text:span text:style-name="Strong_20_Emphasis">Feature:</text:span> Integrate augmented reality (AR) to allow users to explore a heritage site in AR. For example, users could point their phone at a monument and see historical details and images of how the site looked in different eras.</text:p>
            </text:list-item>
            <text:list-item>
              <text:p text:style-name="P2"><text:span text:style-name="Strong_20_Emphasis">Impact:</text:span> This immersive experience will make your platform stand out and provide an innovative way of exploring history.</text:p>
            </text:list-item>
          </text:list>
        </text:list-item>
        <text:list-item>
          <text:p text:style-name="P1"><text:span text:style-name="Strong_20_Emphasis">Customizable Itineraries:</text:span></text:p>
          <text:list>
            <text:list-item>
              <text:p text:style-name="P2"><text:span text:style-name="Strong_20_Emphasis">Feature:</text:span> Allow users to plan their visit to multiple heritage sites, create a custom itinerary with time estimates, and share it with others.</text:p>
            </text:list-item>
            <text:list-item>
              <text:p text:style-name="P2"><text:span text:style-name="Strong_20_Emphasis">Impact:</text:span> Helps users optimize their travel plans and share their personalized journey with others.</text:p>
            </text:list-item>
          </text:list>
        </text:list-item>
        <text:list-item>
          <text:p text:style-name="P1"><text:span text:style-name="Strong_20_Emphasis">Local Guides and Audio Tours:</text:span></text:p>
          <text:list>
            <text:list-item>
              <text:p text:style-name="P2"><text:span text:style-name="Strong_20_Emphasis">Feature:</text:span> Offer audio tours or guides for each heritage site, narrated by locals or experts. This could also be available offline.</text:p>
            </text:list-item>
            <text:list-item>
              <text:p text:style-name="P2"><text:span text:style-name="Strong_20_Emphasis">Impact:</text:span> Enhances the user experience and can cater to different languages or interests.</text:p>
            </text:list-item>
          </text:list>
        </text:list-item>
        <text:list-item>
          <text:p text:style-name="P1"><text:span text:style-name="Strong_20_Emphasis">Accessibility Features (for differently-abled):</text:span></text:p>
          <text:list>
            <text:list-item>
              <text:p text:style-name="P2"><text:span text:style-name="Strong_20_Emphasis">Feature:</text:span> Provide information on the accessibility of each site (wheelchair ramps, braille signs, etc.), and suggest alternative routes for differently-abled visitors.</text:p>
            </text:list-item>
            <text:list-item>
              <text:p text:style-name="P2"><text:span text:style-name="Strong_20_Emphasis">Impact:</text:span> It makes your website more inclusive and considerate of diverse user needs.</text:p>
            </text:list-item>
          </text:list>
        </text:list-item>
        <text:list-item>
          <text:p text:style-name="P1"><text:span text:style-name="Strong_20_Emphasis">Open Data and Crowdsourced Information:</text:span></text:p>
          <text:list>
            <text:list-item>
              <text:p text:style-name="P2"><text:span text:style-name="Strong_20_Emphasis">Feature:</text:span> Allow users to contribute data about heritage sites (such as if a site is closed for renovations, if a site has a temporary event, etc.), making the website a real-time source of information.</text:p>
            </text:list-item>
            <text:list-item>
              <text:p text:style-name="P2"><text:span text:style-name="Strong_20_Emphasis">Impact:</text:span> Helps keep the website up-to-date and fosters a sense of community involvement.</text:p>
            </text:list-item>
          </text:list>
        </text:list-item>
        <text:list-item>
          <text:p text:style-name="P1"><text:span text:style-name="Strong_20_Emphasis">Geotagging for Nearby Attractions:</text:span></text:p>
          <text:list>
            <text:list-item>
              <text:p text:style-name="P2"><text:soft-page-break/><text:span text:style-name="Strong_20_Emphasis">Feature:</text:span> Display nearby historical landmarks or lesser-known places of interest when a user visits a popular heritage site.</text:p>
            </text:list-item>
            <text:list-item>
              <text:p text:style-name="P2"><text:span text:style-name="Strong_20_Emphasis">Impact:</text:span> Encourages visitors to explore more and discover hidden gems in the vicinity.</text:p>
            </text:list-item>
          </text:list>
        </text:list-item>
        <text:list-item>
          <text:p text:style-name="P1"><text:span text:style-name="Strong_20_Emphasis">Event Calendar:</text:span></text:p>
          <text:list>
            <text:list-item>
              <text:p text:style-name="P2"><text:span text:style-name="Strong_20_Emphasis">Feature:</text:span> List local heritage-related events, festivals, or cultural activities at specific sites.</text:p>
            </text:list-item>
            <text:list-item>
              <text:p text:style-name="P2"><text:span text:style-name="Strong_20_Emphasis">Impact:</text:span> Keeps users engaged by informing them about activities happening around heritage sites.</text:p>
            </text:list-item>
          </text:list>
        </text:list-item>
        <text:list-item>
          <text:p text:style-name="P1"><text:span text:style-name="Strong_20_Emphasis">Collaborative Tours:</text:span></text:p>
          <text:list>
            <text:list-item>
              <text:p text:style-name="P2"><text:span text:style-name="Strong_20_Emphasis">Feature:</text:span> Allow users to create or join group tours, where they can meet others with similar interests, share travel plans, and visit heritage sites together.</text:p>
            </text:list-item>
            <text:list-item>
              <text:p text:style-name="P1"><text:span text:style-name="Strong_20_Emphasis">Impact:</text:span> Facilitates community engagement and social tourism.</text:p>
            </text:list-item>
          </text:list>
        </text:list-item>
      </text:list>
      <text:p text:style-name="Standard"/>
      <text:p text:style-name="Standard"/>
      <text:p text:style-name="Standard">heritage_pursuit/</text:p>
      <text:p text:style-name="Standard">│</text:p>
      <text:p text:style-name="Standard">├── backend/ <text:s text:c="19"/># Django Backend</text:p>
      <text:p text:style-name="Standard">│ <text:s text:c="2"/>├── heritage_pursuit/ <text:s text:c="7"/># Django settings and configurations</text:p>
      <text:p text:style-name="Standard">│ <text:s text:c="2"/>│ <text:s text:c="2"/>├── __init__.py</text:p>
      <text:p text:style-name="Standard">│ <text:s text:c="2"/>│ <text:s text:c="2"/>├── settings.py <text:s text:c="9"/># Django settings</text:p>
      <text:p text:style-name="Standard">│ <text:s text:c="2"/>│ <text:s text:c="2"/>├── urls.py <text:s text:c="13"/># Root URL configuration</text:p>
      <text:p text:style-name="Standard">│ <text:s text:c="2"/>│ <text:s text:c="2"/>├── wsgi.py <text:s text:c="13"/># WSGI entry point</text:p>
      <text:p text:style-name="Standard">│ <text:s text:c="2"/>│ <text:s text:c="2"/>└── asgi.py <text:s text:c="13"/># ASGI entry point (for async support)</text:p>
      <text:p text:style-name="Standard">│ <text:s text:c="2"/>├── heritage/ <text:s text:c="15"/># App for heritage site management</text:p>
      <text:p text:style-name="Standard">│ <text:s text:c="2"/>│ <text:s text:c="2"/>├── migrations/ <text:s text:c="9"/># Database migrations</text:p>
      <text:p text:style-name="Standard">│ <text:s text:c="2"/>│ <text:s text:c="2"/>├── __init__.py</text:p>
      <text:p text:style-name="Standard">│ <text:s text:c="2"/>│ <text:s text:c="2"/>├── admin.py <text:s text:c="12"/># Register models with the admin panel</text:p>
      <text:p text:style-name="Standard">│ <text:s text:c="2"/>│ <text:s text:c="2"/>├── models.py <text:s text:c="11"/># Models (e.g., Heritage sites, reviews)</text:p>
      <text:p text:style-name="Standard">│ <text:s text:c="2"/>│ <text:s text:c="2"/>├── serializers.py <text:s text:c="6"/># Serializers for API data</text:p>
      <text:p text:style-name="Standard">│ <text:s text:c="2"/>│ <text:s text:c="2"/>├── views.py <text:s text:c="12"/># API views (Django Rest Framework)</text:p>
      <text:p text:style-name="Standard">│ <text:s text:c="2"/>│ <text:s text:c="2"/>├── urls.py <text:s text:c="13"/># App URL routing for the API</text:p>
      <text:p text:style-name="Standard">│ <text:s text:c="2"/>│ <text:s text:c="2"/>├── permissions.py <text:s text:c="6"/># Permissions for the API</text:p>
      <text:p text:style-name="Standard">│ <text:s text:c="2"/>│ <text:s text:c="2"/>├── forms.py <text:s text:c="12"/># Forms for user input (optional)</text:p>
      <text:p text:style-name="Standard">│ <text:s text:c="2"/>│ <text:s text:c="2"/>└── static/ <text:s text:c="13"/># Static files for Django (if needed)</text:p>
      <text:p text:style-name="Standard">│ <text:s text:c="2"/>│ <text:s text:c="2"/>└── templates/ <text:s text:c="10"/># Django templates (if using)</text:p>
      <text:p text:style-name="Standard">│ <text:s text:c="2"/>├── accounts/ <text:s text:c="15"/># User management (authentication, profiles)</text:p>
      <text:p text:style-name="Standard">│ <text:s text:c="2"/>│ <text:s text:c="2"/>├── __init__.py</text:p>
      <text:p text:style-name="Standard">│ <text:s text:c="2"/>│ <text:s text:c="2"/>├── models.py <text:s text:c="11"/># User model and profiles</text:p>
      <text:p text:style-name="Standard">│ <text:s text:c="2"/>│ <text:s text:c="2"/>├── views.py <text:s text:c="12"/># Views (for user registration/login)</text:p>
      <text:p text:style-name="Standard">│ <text:s text:c="2"/>│ <text:s text:c="2"/>├── urls.py <text:s text:c="13"/># URL routing for authentication</text:p>
      <text:p text:style-name="Standard">│ <text:s text:c="2"/>│ <text:s text:c="2"/>├── serializers.py <text:s text:c="6"/># Serializers for User-related data</text:p>
      <text:p text:style-name="Standard">│ <text:s text:c="2"/>│ <text:s text:c="2"/>├── forms.py <text:s text:c="12"/># Forms for registration (optional)</text:p>
      <text:p text:style-name="Standard">│ <text:s text:c="2"/>│ <text:s text:c="2"/>└── static/</text:p>
      <text:p text:style-name="Standard">│ <text:s text:c="2"/>├── media/ <text:s text:c="18"/># Folder for user-uploaded files</text:p>
      <text:p text:style-name="Standard">│ <text:s text:c="2"/>├── requirements.txt <text:s text:c="8"/># List of dependencies for Django</text:p>
      <text:p text:style-name="Standard"><text:soft-page-break/>│ <text:s text:c="2"/>└── manage.py <text:s text:c="15"/># Django management command</text:p>
      <text:p text:style-name="Standard">│</text:p>
      <text:p text:style-name="Standard">├── frontend/ <text:s text:c="18"/># React Frontend</text:p>
      <text:p text:style-name="Standard">│ <text:s text:c="2"/>├── public/ <text:s text:c="17"/># Public static files (index.html, favicon, etc.)</text:p>
      <text:p text:style-name="Standard">│ <text:s text:c="2"/>├── src/</text:p>
      <text:p text:style-name="Standard">│ <text:s text:c="2"/>│ <text:s text:c="2"/>├── components/ <text:s text:c="9"/># React components (Header, Footer, etc.)</text:p>
      <text:p text:style-name="Standard">│ <text:s text:c="2"/>│ <text:s text:c="2"/>├── pages/ <text:s text:c="14"/># React pages (Home, Heritage Detail, etc.)</text:p>
      <text:p text:style-name="Standard">│ <text:s text:c="2"/>│ <text:s text:c="2"/>├── api/ <text:s text:c="16"/># API calls to the Django backend</text:p>
      <text:p text:style-name="Standard">│ <text:s text:c="2"/>│ <text:s text:c="2"/>├── assets/ <text:s text:c="13"/># Static assets (images, CSS, etc.)</text:p>
      <text:p text:style-name="Standard">│ <text:s text:c="2"/>│ <text:s text:c="2"/>├── App.js <text:s text:c="14"/># Main React app</text:p>
      <text:p text:style-name="Standard">│ <text:s text:c="2"/>│ <text:s text:c="2"/>├── index.js <text:s text:c="12"/># React entry point (rendering the app)</text:p>
      <text:p text:style-name="Standard">│ <text:s text:c="2"/>│ <text:s text:c="2"/>└── App.css <text:s text:c="13"/># Global CSS for the app</text:p>
      <text:p text:style-name="Standard">│ <text:s text:c="2"/>├── package.json <text:s text:c="12"/># React dependencies and configuration</text:p>
      <text:p text:style-name="Standard">│ <text:s text:c="2"/>└── .env <text:s text:c="20"/># Environment variables for React</text:p>
      <text:p text:style-name="Standard">│</text:p>
      <text:p text:style-name="Standard">├── .gitignore <text:s text:c="18"/># Git ignore file</text:p>
      <text:p text:style-name="Standard">└── README.md <text:s text:c="19"/># Project document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1T09:05:30.698000000</meta:creation-date>
    <dc:date>2024-12-21T09:07:30.566000000</dc:date>
    <meta:editing-duration>PT2M</meta:editing-duration>
    <meta:editing-cycles>1</meta:editing-cycles>
    <meta:document-statistic meta:table-count="0" meta:image-count="0" meta:object-count="0" meta:page-count="3" meta:paragraph-count="79" meta:word-count="801" meta:character-count="5365" meta:non-whitespace-character-count="4035"/>
    <meta:generator>LibreOffice/7.6.4.1$Windows_X86_64 LibreOffice_project/e19e193f88cd6c0525a17fb7a176ed8e6a3e2aa1</meta:generator>
  </office:meta>
</office:document-meta>
</file>